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paragraph-rsid="0016e68f"/>
    </style:style>
    <style:style style:name="P4" style:family="paragraph" style:parent-style-name="Standard">
      <style:text-properties fo:language="pl" fo:country="PL" officeooo:rsid="0002a517" officeooo:paragraph-rsid="0001231f"/>
    </style:style>
    <style:style style:name="P5" style:family="paragraph" style:parent-style-name="Standard">
      <style:text-properties fo:language="pl" fo:country="PL" officeooo:rsid="00041281" officeooo:paragraph-rsid="0002a517"/>
    </style:style>
    <style:style style:name="P6" style:family="paragraph" style:parent-style-name="Standard">
      <style:text-properties fo:language="pl" fo:country="PL" officeooo:rsid="000641c9" officeooo:paragraph-rsid="0002a517"/>
    </style:style>
    <style:style style:name="P7" style:family="paragraph" style:parent-style-name="Standard">
      <style:text-properties fo:language="en" fo:country="US" officeooo:rsid="00041281" officeooo:paragraph-rsid="0002a517"/>
    </style:style>
    <style:style style:name="T1" style:family="text">
      <style:text-properties officeooo:rsid="0016e68f"/>
    </style:style>
    <style:style style:name="T2" style:family="text">
      <style:text-properties officeooo:rsid="001b6959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* date</text:span>: 202<text:span text:style-name="T1">3</text:span>.0<text:span text:style-name="T1">5</text:span>.<text:span text:style-name="T1">22</text:span></text:p>
      <text:p text:style-name="P3"><text:span text:style-name="T2">* source</text:span>: <text:span text:style-name="T1">myśli - mk</text:span></text:p>
      <text:p text:style-name="P3"><text:span text:style-name="T2">* category</text:span>: rożne</text:p>
      <text:p text:style-name="P2"><text:span text:style-name="T2">* modified</text:span>: <text:date style:data-style-name="N49" text:date-value="2025-03-19T23:00:55.966613511">2025-03-19</text:date>, <text:time style:data-style-name="N61" text:time-value="2025-03-19T23:00:55.966685805">23:00:54</text:time></text:p>
      <text:p text:style-name="P1"/>
      <text:p text:style-name="P4">Nie patrz na kod, nie patrz jak działa program, ale patrz na wynik</text:p>
      <text:p text:style-name="P4">Arvid Lundervold</text:p>
      <text:p text:style-name="P1"/>
      <text:p text:style-name="P7">Give your studies time that they deserve</text:p>
      <text:p text:style-name="P5">Rachel English</text:p>
      <text:p text:style-name="P1"/>
      <text:p text:style-name="P6">Ucz się codziennie 4-5 nowych komend/słów które wydają ci się przydatne</text:p>
      <text:p text:style-name="P6">Jeremy Howar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19T23:00:55.873389728</dc:date>
    <meta:editing-duration>PT46M45S</meta:editing-duration>
    <meta:editing-cycles>24</meta:editing-cycles>
    <meta:document-statistic meta:table-count="0" meta:image-count="0" meta:object-count="0" meta:page-count="1" meta:paragraph-count="10" meta:word-count="52" meta:character-count="307" meta:non-whitespace-character-count="265"/>
  </office:meta>
</office:document-meta>
</file>